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Table_20_Contents">
      <style:text-properties officeooo:rsid="002e8c9e" officeooo:paragraph-rsid="002e8c9e"/>
    </style:style>
    <style:style style:name="P9" style:family="paragraph" style:parent-style-name="Text_20_body">
      <style:text-properties officeooo:rsid="002e8c9e" officeooo:paragraph-rsid="002e8c9e"/>
    </style:style>
    <style:style style:name="P10" style:family="paragraph" style:parent-style-name="Text_20_body">
      <style:text-properties officeooo:rsid="00333d6a" officeooo:paragraph-rsid="00333d6a"/>
    </style:style>
    <style:style style:name="P11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2" style:family="paragraph" style:parent-style-name="Table_20_Contents">
      <style:text-properties fo:color="#00a933" loext:opacity="100%" fo:font-weight="bold" officeooo:rsid="00333d6a" officeooo:paragraph-rsid="003ce4ef" style:font-weight-asian="bold" style:font-weight-complex="bold"/>
    </style:style>
    <style:style style:name="P13" style:family="paragraph" style:parent-style-name="Table_20_Contents">
      <style:text-properties fo:color="#00a933" loext:opacity="100%" fo:font-weight="bold" officeooo:rsid="002e8c9e" officeooo:paragraph-rsid="002e8c9e" style:font-weight-asian="bold" style:font-weight-complex="bold"/>
    </style:style>
    <style:style style:name="P14" style:family="paragraph" style:parent-style-name="Table_20_Contents">
      <style:text-properties officeooo:paragraph-rsid="00333d6a"/>
    </style:style>
    <style:style style:name="P15" style:family="paragraph" style:parent-style-name="Text_20_body">
      <style:text-properties officeooo:paragraph-rsid="00333d6a"/>
    </style:style>
    <style:style style:name="P16" style:family="paragraph" style:parent-style-name="Table_20_Contents">
      <style:text-properties fo:color="#808080" loext:opacity="100%" officeooo:rsid="00333d6a" officeooo:paragraph-rsid="00333d6a"/>
    </style:style>
    <style:style style:name="P17" style:family="paragraph" style:parent-style-name="Table_20_Contents">
      <style:text-properties fo:color="#808080" loext:opacity="100%" officeooo:paragraph-rsid="00333d6a"/>
    </style:style>
    <style:style style:name="P18" style:family="paragraph" style:parent-style-name="Text_20_body">
      <style:text-properties officeooo:rsid="0030a069" officeooo:paragraph-rsid="00333d6a"/>
    </style:style>
    <style:style style:name="P19" style:family="paragraph" style:parent-style-name="Frame_20_contents">
      <style:paragraph-properties fo:margin-top="0in" fo:margin-bottom="0in" style:contextual-spacing="false" fo:text-align="start" style:justify-single-word="false"/>
    </style:style>
    <style:style style:name="P20" style:family="paragraph" style:parent-style-name="Text_20_body">
      <style:text-properties officeooo:paragraph-rsid="003df03d"/>
    </style:style>
    <style:style style:name="P21" style:family="paragraph" style:parent-style-name="Text_20_body">
      <style:text-properties officeooo:paragraph-rsid="003b6fc3"/>
    </style:style>
    <style:style style:name="P22" style:family="paragraph" style:parent-style-name="Text_20_body">
      <style:text-properties officeooo:rsid="003df03d" officeooo:paragraph-rsid="003df03d"/>
    </style:style>
    <style:style style:name="P23" style:family="paragraph" style:parent-style-name="Heading_20_4">
      <style:paragraph-properties fo:break-before="page"/>
      <style:text-properties officeooo:rsid="00333d6a" officeooo:paragraph-rsid="00333d6a"/>
    </style:style>
    <style:style style:name="P24" style:family="paragraph" style:parent-style-name="Heading_20_5">
      <style:paragraph-properties fo:break-before="page"/>
      <style:text-properties officeooo:rsid="00333d6a" officeooo:paragraph-rsid="00333d6a"/>
    </style:style>
    <style:style style:name="P25" style:family="paragraph" style:parent-style-name="Heading_20_5">
      <style:text-properties officeooo:paragraph-rsid="003a107e"/>
    </style:style>
    <style:style style:name="P26" style:family="paragraph" style:parent-style-name="Text_20_body" style:list-style-name="L1">
      <style:text-properties officeooo:paragraph-rsid="00333d6a"/>
    </style:style>
    <style:style style:name="P27" style:family="paragraph" style:parent-style-name="Text_20_body" style:list-style-name="L2">
      <style:text-properties officeooo:paragraph-rsid="003df03d"/>
    </style:style>
    <style:style style:name="P28" style:family="paragraph" style:parent-style-name="Text_20_body" style:list-style-name="L3">
      <style:text-properties officeooo:paragraph-rsid="003b6fc3"/>
    </style:style>
    <style:style style:name="P29" style:family="paragraph" style:parent-style-name="Text_20_body" style:list-style-name="L4">
      <style:text-properties officeooo:paragraph-rsid="00333d6a"/>
    </style:style>
    <style:style style:name="P30" style:family="paragraph" style:parent-style-name="Text_20_body" style:list-style-name="L4">
      <style:text-properties officeooo:rsid="00333d6a" officeooo:paragraph-rsid="00333d6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c9a6" style:font-style-asian="italic" style:font-style-complex="italic"/>
    </style:style>
    <style:style style:name="T4" style:family="text">
      <style:text-properties fo:font-style="italic" officeooo:rsid="003df03d" style:font-style-asian="italic" style:font-style-complex="italic"/>
    </style:style>
    <style:style style:name="T5" style:family="text">
      <style:text-properties fo:font-style="italic" officeooo:rsid="00333d6a" style:font-style-asian="italic" style:font-style-complex="italic"/>
    </style:style>
    <style:style style:name="T6" style:family="text">
      <style:text-properties fo:font-style="italic" fo:font-weight="bold" officeooo:rsid="00333d6a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3df03d" style:font-style-asian="italic" style:font-weight-asian="normal" style:font-style-complex="italic" style:font-weight-complex="normal"/>
    </style:style>
    <style:style style:name="T8" style:family="text">
      <style:text-properties officeooo:rsid="002e8c9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3d6a" style:font-weight-asian="bold" style:font-weight-complex="bold"/>
    </style:style>
    <style:style style:name="T11" style:family="text">
      <style:text-properties fo:font-weight="bold" officeooo:rsid="0035c9a6" style:font-weight-asian="bold" style:font-weight-complex="bold"/>
    </style:style>
    <style:style style:name="T12" style:family="text">
      <style:text-properties fo:font-weight="bold" officeooo:rsid="0039e894" style:font-weight-asian="bold" style:font-weight-complex="bold"/>
    </style:style>
    <style:style style:name="T13" style:family="text">
      <style:text-properties fo:font-weight="bold" officeooo:rsid="003ce4ef" style:font-weight-asian="bold" style:font-weight-complex="bold"/>
    </style:style>
    <style:style style:name="T14" style:family="text">
      <style:text-properties fo:font-weight="bold" officeooo:rsid="003f58fc" style:font-weight-asian="bold" style:font-weight-complex="bold"/>
    </style:style>
    <style:style style:name="T15" style:family="text">
      <style:text-properties officeooo:rsid="00333d6a"/>
    </style:style>
    <style:style style:name="T16" style:family="text">
      <style:text-properties officeooo:rsid="0035c9a6"/>
    </style:style>
    <style:style style:name="T17" style:family="text">
      <style:text-properties fo:font-style="normal" fo:font-weight="bold" officeooo:rsid="0035c9a6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ce4ef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f58fc" style:font-style-asian="normal" style:font-weight-asian="bold" style:font-style-complex="normal" style:font-weight-complex="bold"/>
    </style:style>
    <style:style style:name="T20" style:family="text">
      <style:text-properties officeooo:rsid="0038a5be"/>
    </style:style>
    <style:style style:name="T21" style:family="text">
      <style:text-properties officeooo:rsid="0038ca86"/>
    </style:style>
    <style:style style:name="T22" style:family="text">
      <style:text-properties officeooo:rsid="003ce4ef"/>
    </style:style>
    <style:style style:name="T23" style:family="text">
      <style:text-properties officeooo:rsid="003df03d"/>
    </style:style>
    <style:style style:name="T24" style:family="text">
      <style:text-properties fo:color="#00a933" loext:opacity="100%" fo:font-weight="bold" style:font-weight-asian="bold" style:font-weight-complex="bold"/>
    </style:style>
    <style:style style:name="T25" style:family="text">
      <style:text-properties fo:color="#666666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3" text:outline-level="4"><text:span text:style-name="T22">PyPi</text:span> Packages (<text:span text:style-name="T22">Python</text:span><text:span text:style-name="T3"> Programming Language</text:span>)</text:h>
      <text:p text:style-name="P15">AutomataCI supports <text:span text:style-name="T22">PyPi</text:span><text:span text:style-name="T16"> packages for </text:span><text:span text:style-name="T22">Python</text:span><text:span text:style-name="T16"> Programming Language native ecosystem when a signaling placeholder file with “</text:span><text:span text:style-name="T11">-</text:span><text:span text:style-name="T14">pypi</text:span><text:span text:style-name="T16">” keyword in its name (e.g. “mypro</text:span><text:span text:style-name="T20">duct</text:span><text:span text:style-name="T17">-</text:span><text:span text:style-name="T19">pypi</text:span><text:span text:style-name="T16">_any-any”) </text:span><text:span text:style-name="T22">and active </text:span><text:span text:style-name="T13">$PROJECT_PYTHON</text:span><text:span text:style-name="T16"> </text:span><text:span text:style-name="T22">are simultaneously</text:span><text:span text:style-name="T16"> detected</text:span>. <text:span text:style-name="T16">The supporting documentations AutomataCI based on are as follows:</text:span></text:p>
      <text:list text:style-name="L1">
        <text:list-item>
          <text:p text:style-name="P26"><text:a xlink:type="simple" xlink:href="https://packaging.python.org/en/latest/specifications/" text:style-name="Internet_20_link" text:visited-style-name="Visited_20_Internet_20_Link">https://packaging.python.org/en/latest/specifications/</text:a></text:p>
        </text:list-item>
        <text:list-item>
          <text:p text:style-name="P26"><text:a xlink:type="simple" xlink:href="https://packaging.python.org/en/latest/specifications/declaring-project-metadata/#declaring-project-metadata" text:style-name="Internet_20_link" text:visited-style-name="Visited_20_Internet_20_Link">https://packaging.python.org/en/latest/specifications/declaring-project-metadata/#declaring-project-metadata</text:a></text:p>
        </text:list-item>
        <text:list-item>
          <text:p text:style-name="P26"><text:a xlink:type="simple" xlink:href="https://peps.python.org/pep-0660/" text:style-name="Internet_20_link" text:visited-style-name="Visited_20_Internet_20_Link">https://peps.python.org/pep-0660/</text:a></text:p>
        </text:list-item>
        <text:list-item>
          <text:p text:style-name="P26"><text:a xlink:type="simple" xlink:href="https://pypi.org/project/twine/" text:style-name="Internet_20_link" text:visited-style-name="Visited_20_Internet_20_Link">https://pypi.org/project/twine/</text:a></text:p>
        </text:list-item>
      </text:list>
      <text:p text:style-name="P15"/>
      <text:p text:style-name="P15">AutomataCI employs the clean-slate library assembling (similar to first time upload to PyPi) for consistency assurances and for providing maximum freedom to developers in the case of library-app repository use.</text:p>
      <text:p text:style-name="P15"/>
      <text:p text:style-name="P15">Starting from version <text:span text:style-name="T21">2.0</text:span>.0, AutomataCI package <text:span text:style-name="T22">PyPi</text:span> type in parallel execution.</text:p>
      <text:p text:style-name="P15"/>
      <text:h text:style-name="Heading_20_5" text:outline-level="5">Supported Platforms</text:h>
      <text:p text:style-name="P9">The current AutomataCI supported host platforms are shown in Table <text:sequence-ref text:reference-format="category-and-value" text:ref-name="refText0">1.1.1.1.1.1</text:sequence-ref>.</text:p>
      <text:p text:style-name="Table"><text:span text:style-name="T15">Table</text:span> <text:sequence text:ref-name="refText0" text:name="Text" text:formula="ooow:Text+1" style:num-format="1">1.1.1.1.1.1</text:sequence>: <text:span text:style-name="T23">PyPi</text:span><text:span text:style-name="T15"> packaging</text:span><text:span text:style-name="T8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8">linux-amd64 (Debian)</text:p>
          </table:table-cell>
          <table:table-cell table:style-name="Table2.A2" office:value-type="string">
            <text:p text:style-name="P11">Yes</text:p>
          </table:table-cell>
          <table:table-cell table:style-name="Table2.A2" office:value-type="string">
            <text:p text:style-name="P11">Yes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linux-amd64 (Red Hat - Fedora)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8">darwin-amd64 (Intel-based MacOS)</text:p>
          </table:table-cell>
          <table:table-cell table:style-name="Table2.A2" office:value-type="string">
            <text:p text:style-name="P13">Yes</text:p>
          </table:table-cell>
          <table:table-cell table:style-name="Table2.A2" office:value-type="string">
            <text:p text:style-name="P11">Yes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windows-amd64 </text:p>
          </table:table-cell>
          <table:table-cell table:style-name="Table2.A2" office:value-type="string">
            <text:p text:style-name="P11">Yes</text:p>
          </table:table-cell>
          <table:table-cell table:style-name="Table2.A2" office:value-type="string">
            <text:p text:style-name="P11">Yes</text:p>
          </table:table-cell>
          <table:table-cell table:style-name="Table2.D2" office:value-type="string">
            <text:p text:style-name="P11">Yes</text:p>
          </table:table-cell>
        </table:table-row>
      </table:table>
      <text:p text:style-name="P9"/>
      <text:h text:style-name="P24" text:outline-level="5">Content Assembling Function</text:h>
      <text:p text:style-name="P10">The content assembling function is shown in Table <text:sequence-ref text:reference-format="category-and-value" text:ref-name="refText1">1.1.1.1.2.1</text:sequence-ref>.</text:p>
      <text:p text:style-name="Table"><text:span text:style-name="T15">Table</text:span> <text:sequence text:ref-name="refText1" text:name="Text" text:formula="ooow:Text+1" style:num-format="1">1.1.1.1.2.1</text:sequence>: <text:span text:style-name="T15">the content assembly function symbol for </text:span><text:span text:style-name="T22">PyPi</text:span><text:span text:style-name="T15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# POSIX Shell</text:p>
            <text:p text:style-name="P14"><text:span text:style-name="T9">PACKAGE</text:span><text:span text:style-name="T10">_A</text:span><text:span text:style-name="T9">ssemble_</text:span><text:span text:style-name="T13">PYPI</text:span><text:span text:style-name="T9">_</text:span><text:span text:style-name="T10">C</text:span><text:span text:style-name="T9">ontent</text:span>() {</text:p>
            <text:p text:style-name="P14"><text:tab/>_target="$1"</text:p>
            <text:p text:style-name="P14"><text:tab/>_directory="$2"</text:p>
            <text:p text:style-name="P14"><text:tab/>_target_name="$3"</text:p>
            <text:p text:style-name="P14"><text:tab/>_target_os="$4"</text:p>
            <text:p text:style-name="P14"><text:tab/>_target_arch="$5"</text:p>
            <text:p text:style-name="P14"/>
            <text:p text:style-name="P17"><text:tab/>…</text:p>
            <text:p text:style-name="P14">}</text:p>
          </table:table-cell>
        </table:table-row>
        <table:table-row>
          <table:table-cell table:style-name="Table1.A2" office:value-type="string">
            <text:p text:style-name="P16"># PowerShell</text:p>
            <text:p text:style-name="P14"><text:span text:style-name="T9">PACKAGE-Assemble-</text:span><text:span text:style-name="T13">PYPI</text:span><text:span text:style-name="T9">-Content</text:span> {</text:p>
            <text:p text:style-name="P14"><text:tab/>param(</text:p>
            <text:p text:style-name="P14"><text:tab/><text:tab/>[string]$_target,</text:p>
            <text:p text:style-name="P14"><text:tab/><text:tab/>[string]$_directory,</text:p>
            <text:p text:style-name="P14"><text:tab/><text:tab/>[string]$_target_name,</text:p>
            <text:p text:style-name="P14"><text:tab/><text:tab/>[string]$_target_os,</text:p>
            <text:p text:style-name="P14"><text:tab/><text:tab/>[string]$_target_arch</text:p>
            <text:p text:style-name="P14"><text:tab/><text:span text:style-name="T15">)</text:span></text:p>
            <text:p text:style-name="P14"/>
            <text:p text:style-name="P17"><text:tab/>…</text:p>
            <text:p text:style-name="P14">}</text:p>
          </table:table-cell>
        </table:table-row>
      </table:table>
      <text:p text:style-name="P18">The objectives are:</text:p>
      <text:list text:style-name="L2">
        <text:list-item>
          <text:p text:style-name="P27">to assemble the Python library “as it is” into <text:span text:style-name="T4">$_</text:span><text:span text:style-name="T2">directory</text:span> <text:span text:style-name="T23">directory; AND</text:span></text:p>
        </text:list-item>
        <text:list-item>
          <text:p text:style-name="P27"><text:span text:style-name="T23">optionally, to script </text:span><text:span text:style-name="T2">pyproject.toml</text:span> <text:span text:style-name="T23">instruction</text:span> file.</text:p>
        </text:list-item>
      </text:list>
      <text:p text:style-name="P21">The following return numbers to tell AutomataCI to perform the necessary actions:</text:p>
      <text:list text:style-name="L3">
        <text:list-item>
          <text:p text:style-name="P28"><text:span text:style-name="T12">1</text:span><text:span text:style-name="T9">0</text:span> – Tell AutomataCI to skip the packaging process.</text:p>
        </text:list-item>
        <text:list-item>
          <text:p text:style-name="P28"><text:span text:style-name="T9">0</text:span> – All good and proceed.</text:p>
        </text:list-item>
        <text:list-item>
          <text:p text:style-name="P28"><text:span text:style-name="T12">non-0</text:span> – Error is found.</text:p>
        </text:list-item>
      </text:list>
      <text:h text:style-name="P24" text:outline-level="5">Required Files</text:h>
      <text:p text:style-name="P10">This packager <text:span text:style-name="T16">has the following required files:</text:span></text:p>
      <text:list text:style-name="L4">
        <text:list-item>
          <text:p text:style-name="P30"><text:span text:style-name="T2">pyproject.toml</text:span> – <text:span text:style-name="T23">instructions for Python to package PyPi package.</text:span></text:p>
        </text:list-item>
        <text:list-item>
          <text:p text:style-name="P29"><text:span text:style-name="T6">README</text:span><text:span text:style-name="T5"> fil</text:span><text:span text:style-name="T4">e (</text:span><text:span text:style-name="T5">defined in </text:span><text:span text:style-name="T6">$PROJECT_PYPI_README</text:span><text:span text:style-name="T7">)</text:span><text:span text:style-name="T15"> – </text:span><text:span text:style-name="T23">required intro file</text:span><text:span text:style-name="T15">.</text:span></text:p>
        </text:list-item>
      </text:list>
      <text:p text:style-name="P20"><text:span text:style-name="T23">Should any of the required file is missing, </text:span>AutomataCI shall throw an error and stop the packaging job entirely.</text:p>
      <text:p text:style-name="P20">Should <text:span text:style-name="T2">pyproject.toml</text:span> file is missing, AutomataCI shall generate a default file on-behalf to fulfill the construction requirement. Due to its complexities, you are strong encouraged to generate the file during the content assembling function phase to match your actual Project requirement.</text:p>
      <text:p text:style-name="P20"/>
      <text:h text:style-name="Heading_20_5" text:outline-level="5">Dependencies</text:h>
      <text:p text:style-name="P22">AutomataCI uses <text:span text:style-name="T2">twine</text:span> Python PyPi package. Hence, please include it inside the <text:span text:style-name="T2">requirements.txt</text:span> in the project.</text:p>
      <text:p text:style-name="P22"/>
      <text:h text:style-name="P25" text:outline-level="5">Testing Package</text:h>
      <text:p text:style-name="P22"><text:span text:style-name="T2">twine</text:span> pip module can be used for testing the generated packages using the following command:</text:p>
      <text:p text:style-name="P19">$ twine check "${__directory}/dist/"*</text:p>
      <text:p text:style-name="P19"><text:span text:style-name="T25">Checking ./AutomataCI-1.5.0-py3-none-any.whl:</text:span> <text:span text:style-name="T24">PASSED</text:span></text:p>
      <text:p text:style-name="P19"><text:span text:style-name="T25">Checking ./AutomataCI-1.5.0.tar.gz:</text:span> <text:span text:style-name="T24">PASS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24.2.1.2$Linux_X86_64 LibreOffice_project/db4def46b0453cc22e2d0305797cf981b68ef5ac</meta:generator>
    <meta:editing-duration>PT23H55M7S</meta:editing-duration>
    <meta:editing-cycles>5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4-03-12T15:59:52.654079396</dc:date>
    <dc:creator>Kean Ho Chew</dc:creator>
    <meta:document-statistic meta:table-count="2" meta:image-count="0" meta:object-count="0" meta:page-count="3" meta:paragraph-count="79" meta:word-count="405" meta:character-count="3169" meta:non-whitespace-character-count="2835"/>
    <meta:template xlink:type="simple" xlink:actuate="onRequest" xlink:title="Official Book" xlink:href="../../templates/Book.ott" meta:date="2023-11-17T20:33:17.245827505"/>
  </office:meta>
</office:document-meta>
</file>